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2" style:font-size-asian="14pt" style:font-weight-asian="normal" style:font-name-complex="Calibri2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4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3c432" style:font-name-asian="Calibri2" style:font-weight-asian="normal" style:font-name-complex="Calibri2"/>
    </style:style>
    <style:style style:name="P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13ab83" style:font-name-asian="Calibri2" style:font-weight-asian="bold" style:font-name-complex="Calibri2"/>
    </style:style>
    <style:style style:name="P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7" style:family="paragraph" style:parent-style-name="Preformatted_20_Text">
      <style:paragraph-properties fo:margin-top="0cm" fo:margin-bottom="0.051cm" loext:contextual-spacing="false" fo:line-height="100%"/>
      <style:text-properties officeooo:paragraph-rsid="0013ab83"/>
    </style:style>
    <style:style style:name="P8" style:family="paragraph" style:parent-style-name="Preformatted_20_Text">
      <style:paragraph-properties fo:margin-top="0.101cm" fo:margin-bottom="0cm" loext:contextual-spacing="false" fo:line-height="0.512cm"/>
    </style:style>
    <style:style style:name="P9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10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11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2" style:font-size-asian="18pt" style:font-weight-asian="bold" style:font-name-complex="Calibri2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officeooo:paragraph-rsid="0048b00b"/>
    </style:style>
    <style:style style:name="P13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3c432" style:font-name-asian="Calibri2" style:font-weight-asian="normal" style:font-name-complex="Calibri2"/>
    </style:style>
    <style:style style:name="P14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rsid="0049b6db" officeooo:paragraph-rsid="0049b6db" style:font-name-asian="Calibri2" style:font-weight-asian="normal" style:font-name-complex="Calibri2" style:font-weight-complex="normal"/>
    </style:style>
    <style:style style:name="P1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16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49b6db" style:font-name-asian="Calibri2" style:font-weight-asian="bold" style:font-name-complex="Calibri2" style:font-weight-complex="bold"/>
    </style:style>
    <style:style style:name="P17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0pt" fo:font-weight="bold" officeooo:rsid="0013ab83" officeooo:paragraph-rsid="0013ab83" style:font-name-asian="Calibri2" style:font-size-asian="10pt" style:font-weight-asian="bold" style:font-name-complex="Calibri2" style:font-size-complex="10pt" style:font-weight-complex="bold"/>
    </style:style>
    <style:style style:name="P18" style:family="paragraph" style:parent-style-name="Preformatted_20_Text">
      <style:paragraph-properties fo:margin-top="0cm" fo:margin-bottom="0.051cm" loext:contextual-spacing="false" fo:line-height="0.512cm"/>
      <style:text-properties fo:font-weight="bold" officeooo:paragraph-rsid="0026ec8b" style:font-weight-asian="bold" style:font-weight-complex="bold"/>
    </style:style>
    <style:style style:name="P19" style:family="paragraph" style:parent-style-name="Preformatted_20_Text">
      <style:paragraph-properties fo:margin-top="0cm" fo:margin-bottom="0.051cm" loext:contextual-spacing="false" fo:line-height="0.512cm"/>
      <style:text-properties officeooo:paragraph-rsid="0026ec8b"/>
    </style:style>
    <style:style style:name="P20" style:family="paragraph" style:parent-style-name="Preformatted_20_Text">
      <style:paragraph-properties fo:margin-top="0cm" fo:margin-bottom="0.051cm" loext:contextual-spacing="false" fo:line-height="0.512cm"/>
      <style:text-properties officeooo:paragraph-rsid="004a7638"/>
    </style:style>
    <style:style style:name="P21" style:family="paragraph" style:parent-style-name="Preformatted_20_Text">
      <style:paragraph-properties fo:margin-top="0cm" fo:margin-bottom="0.051cm" loext:contextual-spacing="false" fo:line-height="0.512cm"/>
      <style:text-properties officeooo:paragraph-rsid="004a7f32"/>
    </style:style>
    <style:style style:name="P22" style:family="paragraph" style:parent-style-name="Preformatted_20_Text">
      <style:paragraph-properties fo:margin-top="0cm" fo:margin-bottom="0.051cm" loext:contextual-spacing="false" fo:line-height="0.512cm"/>
      <style:text-properties officeooo:paragraph-rsid="004c5ecf"/>
    </style:style>
    <style:style style:name="P23" style:family="paragraph" style:parent-style-name="Preformatted_20_Text">
      <style:paragraph-properties fo:margin-left="0cm" fo:margin-right="-0.801cm" fo:margin-top="0cm" fo:margin-bottom="0.051cm" loext:contextual-spacing="false" fo:line-height="0.512cm" fo:text-indent="0cm" style:auto-text-indent="false"/>
      <style:text-properties fo:font-weight="bold" officeooo:rsid="004cb032" officeooo:paragraph-rsid="004cb032" style:font-weight-asian="bold" style:font-weight-complex="bold"/>
    </style:style>
    <style:style style:name="P24" style:family="paragraph" style:parent-style-name="Preformatted_20_Text">
      <style:paragraph-properties fo:margin-left="0cm" fo:margin-right="-0.801cm" fo:margin-top="0cm" fo:margin-bottom="0.051cm" loext:contextual-spacing="false" fo:line-height="0.512cm" fo:text-align="center" style:justify-single-word="false" fo:text-indent="0cm" style:auto-text-indent="false"/>
      <style:text-properties fo:font-weight="bold" officeooo:rsid="004ce79f" officeooo:paragraph-rsid="004ce79f" style:font-weight-asian="bold" style:font-weight-complex="bold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13ab83" style:font-name-asian="Calibri2" style:font-weight-asian="normal" style:font-name-complex="Calibri2" style:font-weight-complex="normal"/>
    </style:style>
    <style:style style:name="T3" style:family="text">
      <style:text-properties style:font-name="Calibri" fo:font-weight="normal" officeooo:rsid="0023c432" style:font-name-asian="Calibri2" style:font-weight-asian="normal" style:font-name-complex="Calibri2"/>
    </style:style>
    <style:style style:name="T4" style:family="text">
      <style:text-properties style:font-name="Calibri" fo:font-weight="bold" officeooo:rsid="0013ab83" style:font-name-asian="Calibri2" style:font-weight-asian="bold" style:font-name-complex="Calibri2" style:font-weight-complex="bold"/>
    </style:style>
    <style:style style:name="T5" style:family="text">
      <style:text-properties style:font-name="Calibri" fo:font-size="12pt" fo:font-weight="bold" style:font-name-asian="Calibri2" style:font-size-asian="12pt" style:font-weight-asian="bold" style:font-name-complex="Calibri2"/>
    </style:style>
    <style:style style:name="T6" style:family="text">
      <style:text-properties style:font-name="Calibri" fo:font-size="12pt" fo:font-weight="bold" style:font-name-asian="Calibri2" style:font-size-asian="12pt" style:font-weight-asian="bold" style:font-name-complex="Calibri2" style:font-weight-complex="bold"/>
    </style:style>
    <style:style style:name="T7" style:family="text">
      <style:text-properties style:font-name="Calibri" fo:font-size="12pt" fo:font-weight="bold" officeooo:rsid="004a7638" style:font-name-asian="Calibri2" style:font-size-asian="12pt" style:font-weight-asian="bold" style:font-name-complex="Calibri2" style:font-weight-complex="bold"/>
    </style:style>
    <style:style style:name="T8" style:family="text">
      <style:text-properties style:font-name="Calibri" fo:font-size="12pt" fo:font-weight="bold" officeooo:rsid="004a7638" style:font-name-asian="Calibri2" style:font-size-asian="12pt" style:font-weight-asian="bold" style:font-name-complex="Calibri2"/>
    </style:style>
    <style:style style:name="T9" style:family="text">
      <style:text-properties style:font-name="Calibri" fo:font-size="12pt" fo:font-weight="normal" style:font-name-asian="Calibri2" style:font-size-asian="12pt" style:font-weight-asian="normal" style:font-name-complex="Calibri2"/>
    </style:style>
    <style:style style:name="T10" style:family="text">
      <style:text-properties style:font-name="Calibri" fo:font-size="12pt" fo:font-weight="normal" officeooo:rsid="004a7638" style:font-name-asian="Calibri2" style:font-size-asian="12pt" style:font-weight-asian="normal" style:font-name-complex="Calibri2"/>
    </style:style>
    <style:style style:name="T11" style:family="text">
      <style:text-properties style:font-name="Calibri" fo:font-size="12pt" fo:font-weight="normal" style:font-name-asian="Calibri2" style:font-size-asian="12pt" style:font-weight-asian="normal" style:font-name-complex="Calibri2" style:font-weight-complex="normal"/>
    </style:style>
    <style:style style:name="T12" style:family="text">
      <style:text-properties style:font-name="Calibri" fo:font-size="12pt" fo:font-style="normal" fo:font-weight="normal" style:font-name-asian="Calibri2" style:font-size-asian="12pt" style:font-style-asian="normal" style:font-weight-asian="normal" style:font-name-complex="Calibri2" style:font-weight-complex="normal"/>
    </style:style>
    <style:style style:name="T13" style:family="text">
      <style:text-properties style:font-name="Calibri" fo:font-size="12pt" fo:font-style="normal" fo:font-weight="normal" officeooo:rsid="00374739" style:font-name-asian="Calibri2" style:font-size-asian="12pt" style:font-style-asian="normal" style:font-weight-asian="normal" style:font-name-complex="Calibri2" style:font-weight-complex="normal"/>
    </style:style>
    <style:style style:name="T14" style:family="text">
      <style:text-properties style:font-name="Calibri" fo:font-size="12pt" fo:font-style="normal" fo:font-weight="normal" officeooo:rsid="0043d811" style:font-name-asian="Calibri2" style:font-size-asian="12pt" style:font-style-asian="normal" style:font-weight-asian="normal" style:font-name-complex="Calibri2" style:font-weight-complex="normal"/>
    </style:style>
    <style:style style:name="T15" style:family="text">
      <style:text-properties style:font-name="Calibri" fo:font-size="12pt" fo:font-style="normal" fo:font-weight="normal" officeooo:rsid="004ce79f" style:font-name-asian="Calibri2" style:font-size-asian="12pt" style:font-style-asian="normal" style:font-weight-asian="normal" style:font-name-complex="Calibri2" style:font-weight-complex="normal"/>
    </style:style>
    <style:style style:name="T16" style:family="text">
      <style:text-properties style:font-name="Calibri" fo:font-size="12pt" fo:font-style="normal" fo:font-weight="normal" style:font-name-asian="Calibri2" style:font-size-asian="12pt" style:font-style-asian="normal" style:font-weight-asian="normal" style:font-name-complex="Calibri2" style:font-style-complex="normal" style:font-weight-complex="normal"/>
    </style:style>
    <style:style style:name="T17" style:family="text">
      <style:text-properties style:font-name="Calibri" fo:font-size="12pt" fo:font-style="normal" fo:font-weight="normal" officeooo:rsid="004a7638" style:font-name-asian="Calibri2" style:font-size-asian="12pt" style:font-style-asian="normal" style:font-weight-asian="normal" style:font-name-complex="Calibri2" style:font-style-complex="normal" style:font-weight-complex="normal"/>
    </style:style>
    <style:style style:name="T18" style:family="text">
      <style:text-properties style:font-name="Calibri" fo:font-size="12pt" fo:font-style="normal" fo:font-weight="normal" officeooo:rsid="004a7f32" style:font-name-asian="Calibri2" style:font-size-asian="12pt" style:font-style-asian="normal" style:font-weight-asian="normal" style:font-name-complex="Calibri2" style:font-style-complex="normal" style:font-weight-complex="normal"/>
    </style:style>
    <style:style style:name="T19" style:family="text">
      <style:text-properties style:font-name="Calibri" fo:font-size="12pt" fo:font-style="normal" fo:font-weight="normal" officeooo:rsid="004c5ecf" style:font-name-asian="Calibri2" style:font-size-asian="12pt" style:font-style-asian="normal" style:font-weight-asian="normal" style:font-name-complex="Calibri2" style:font-style-complex="normal" style:font-weight-complex="normal"/>
    </style:style>
    <style:style style:name="T20" style:family="text">
      <style:text-properties style:font-name="Calibri" fo:font-size="12pt" fo:font-style="normal" fo:font-weight="normal" officeooo:rsid="004ce79f" style:font-name-asian="Calibri2" style:font-size-asian="12pt" style:font-style-asian="normal" style:font-weight-asian="normal" style:font-name-complex="Calibri2" style:font-style-complex="normal" style:font-weight-complex="normal"/>
    </style:style>
    <style:style style:name="T21" style:family="text">
      <style:text-properties style:font-name="Calibri" fo:font-size="12pt" fo:font-style="normal" fo:font-weight="normal" officeooo:rsid="004e35d4" style:font-name-asian="Calibri2" style:font-size-asian="12pt" style:font-style-asian="normal" style:font-weight-asian="normal" style:font-name-complex="Calibri2" style:font-style-complex="normal" style:font-weight-complex="normal"/>
    </style:style>
    <style:style style:name="T22" style:family="text">
      <style:text-properties style:font-name="Calibri" fo:font-size="12pt" fo:font-style="normal" fo:font-weight="bold" officeooo:rsid="004a7638" style:font-name-asian="Calibri2" style:font-size-asian="12pt" style:font-style-asian="normal" style:font-weight-asian="bold" style:font-name-complex="Calibri2" style:font-style-complex="normal" style:font-weight-complex="bold"/>
    </style:style>
    <style:style style:name="T23" style:family="text">
      <style:text-properties style:font-name="Calibri" fo:font-size="12pt" fo:font-style="normal" fo:font-weight="bold" officeooo:rsid="004a7638" style:font-name-asian="Calibri2" style:font-size-asian="12pt" style:font-style-asian="normal" style:font-weight-asian="bold" style:font-name-complex="Calibri2" style:font-style-complex="normal" style:font-weight-complex="normal"/>
    </style:style>
    <style:style style:name="T24" style:family="text">
      <style:text-properties style:font-name="Calibri" fo:font-size="12pt" fo:font-style="italic" fo:font-weight="normal" officeooo:rsid="004a7638" style:font-name-asian="Calibri2" style:font-size-asian="12pt" style:font-style-asian="italic" style:font-weight-asian="normal" style:font-name-complex="Calibri2" style:font-style-complex="italic"/>
    </style:style>
    <style:style style:name="T25" style:family="text">
      <style:text-properties style:font-name="Calibri" fo:font-size="12pt" fo:font-style="italic" fo:font-weight="normal" style:font-name-asian="Calibri2" style:font-size-asian="12pt" style:font-style-asian="italic" style:font-weight-asian="normal" style:font-name-complex="Calibri2" style:font-style-complex="italic" style:font-weight-complex="normal"/>
    </style:style>
    <style:style style:name="T26" style:family="text">
      <style:text-properties style:font-name="Calibri" fo:font-size="12pt" fo:font-style="italic" fo:font-weight="normal" officeooo:rsid="004a7f32" style:font-name-asian="Calibri2" style:font-size-asian="12pt" style:font-style-asian="italic" style:font-weight-asian="normal" style:font-name-complex="Calibri2" style:font-style-complex="italic" style:font-weight-complex="normal"/>
    </style:style>
    <style:style style:name="T27" style:family="text">
      <style:text-properties style:font-name="Calibri" fo:font-size="12pt" fo:font-style="italic" fo:font-weight="normal" officeooo:rsid="004ce79f" style:font-name-asian="Calibri2" style:font-size-asian="12pt" style:font-style-asian="italic" style:font-weight-asian="normal" style:font-name-complex="Calibri2" style:font-style-complex="italic" style:font-weight-complex="normal"/>
    </style:style>
    <style:style style:name="T28" style:family="text">
      <style:text-properties officeooo:rsid="0013ab83" style:font-weight-complex="bold"/>
    </style:style>
    <style:style style:name="T29" style:family="text">
      <style:text-properties officeooo:rsid="0023c432"/>
    </style:style>
    <style:style style:name="T30" style:family="text">
      <style:text-properties officeooo:rsid="004672e5"/>
    </style:style>
    <style:style style:name="T31" style:family="text">
      <style:text-properties officeooo:rsid="0049b6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aca domowa <text:span text:style-name="T30">9</text:span> – <text:span text:style-name="T30">entity</text:span></text:p>
      <text:p text:style-name="P1">Przemysław Kleszcz</text:p>
      <text:p text:style-name="P2">Zadanie</text:p>
      <text:p text:style-name="P3">Cel pracy domowej: <text:span text:style-name="T30">Wykonanie aplikacji, której wynikiem będzie odpowiedź czy określony student z danego przedmiotu uzyskał ocenę wyższą/ niższą od mediany stopni. Wynik musi być dodatnią lub ujemną wartością procentową. Dane studenta oraz analizowany przedmiot pozyskiwany jest z pliku wejściowego aplikacji.</text:span></text:p>
      <text:p text:style-name="P2">Organizacja strukturalna</text:p>
      <text:p text:style-name="P12"><text:span text:style-name="T1">Projekt zawiera </text:span><text:span text:style-name="T3">pięć plików</text:span><text:span text:style-name="T2">: </text:span><text:span text:style-name="T4">AppClient.java, <text:s/>TblCourses.java,TblStudentcourse.java, TblStudentcoursePK.java, TblStudents.java</text:span></text:p>
      <text:p text:style-name="P6"><text:span text:style-name="T29">AppClient</text:span>.java:</text:p>
      <text:p text:style-name="P5">public class <text:span text:style-name="T28">AppClient</text:span></text:p>
      <text:p text:style-name="P4"><text:tab/>public static void main(String[] args)</text:p>
      <text:p text:style-name="P4"><text:tab/>private static FileData readFromFile(String path)<text:tab/></text:p>
      <text:p text:style-name="P4"><text:tab/>private static EntityManager createEntityManager()</text:p>
      <text:p text:style-name="P4"><text:tab/>private static Marks getMarks(EntityManager em, FileData data)</text:p>
      <text:p text:style-name="P4"><text:tab/>private static Double getMedian(List&lt;TblStudentcourse&gt; marks)</text:p>
      <text:p text:style-name="P6"/>
      <text:p text:style-name="P6"/>
      <text:p text:style-name="P16">TblCours<text:span text:style-name="T31">e</text:span>s.java, TblStudentcourse.java, TblStudentcoursePK.java, TblStudents.java</text:p>
      <text:p text:style-name="P14"><text:tab/>Klasy entity – zawartość plików została automatycznie wygenerowana na podstawie struktury bazy danych w środowisku Netbeans.</text:p>
      <text:p text:style-name="P17"/>
      <text:p text:style-name="P7"/>
      <text:p text:style-name="P19"><text:span text:style-name="T6">void main(String[] args)</text:span><text:span text:style-name="T9"> </text:span><text:span text:style-name="T5">-</text:span><text:span text:style-name="T9"> <text:s text:c="2"/>Przyjmuje jako parametr tablicę argumentów linii komend. Punkt wejścia programu. </text:span></text:p>
      <text:p text:style-name="P19"><text:span text:style-name="T9"/></text:p>
      <text:p text:style-name="P20"><text:span text:style-name="T6">FileData readFromFile(String path)</text:span><text:span text:style-name="T9"> </text:span><text:span text:style-name="T5">-</text:span><text:span text:style-name="T9"> <text:s text:c="2"/>Przyjmuje jako parametr </text:span><text:span text:style-name="T10">łańcuch znaków będący ścieżką do wejściowego pliku programu z danymi studenta i analizowanego przedmiotu. Zwraca obiekt zawierający pobrane z pliku dane.</text:span></text:p>
      <text:p text:style-name="P20"><text:span text:style-name="T10"/></text:p>
      <text:p text:style-name="P20"><text:span text:style-name="T7">EntityManager createEntityManager()</text:span><text:span text:style-name="T10"> </text:span><text:span text:style-name="T8">-</text:span><text:span text:style-name="T10"> <text:s text:c="2"/>Tworzy i zwraca obiekt </text:span><text:span text:style-name="T24">EntityManager </text:span><text:span text:style-name="T17">za pomocą, którego realizowany jest dostęp do danych.</text:span></text:p>
      <text:p text:style-name="P20"><text:span text:style-name="T17"/></text:p>
      <text:p text:style-name="P21"><text:span text:style-name="T22">Marks getMarks(EntityManager em, FileData data)</text:span><text:span text:style-name="T17"> </text:span><text:span text:style-name="T23">-</text:span><text:span text:style-name="T17"> <text:s text:c="2"/></text:span><text:span text:style-name="T18">Przyjmuje jako parametry obiekty </text:span><text:span text:style-name="T26">EntityManager </text:span><text:span text:style-name="T18">oraz </text:span><text:span text:style-name="T26">FileData.</text:span><text:span text:style-name="T18"> Zwraca obiekt Marks zawierający ocenę z przedmiotu analizowanego studenta oraz kolekcję ocen </text:span><text:span text:style-name="T19">innych </text:span><text:span text:style-name="T18">studentów.</text:span></text:p>
      <text:p text:style-name="P21"><text:span text:style-name="T18"/></text:p>
      <text:p text:style-name="P22"><text:soft-page-break/><text:span text:style-name="T22">Double getMedian(List&lt;TblStudentcourse&gt; marks)</text:span><text:span text:style-name="T17"> </text:span><text:span text:style-name="T23">-</text:span><text:span text:style-name="T17"> <text:s text:c="2"/></text:span><text:span text:style-name="T19">Przyjmuje jako parametr kolekcję ocen studentów. Zwraca medianę wyliczoną na podstawie przekazanych stopni.</text:span></text:p>
      <text:p text:style-name="P18"><text:span text:style-name="T13"/></text:p>
      <text:p text:style-name="P8"/>
      <text:p text:style-name="P9">Opis mechanizmu</text:p>
      <text:p text:style-name="P10"/>
      <text:p text:style-name="P23"><text:span text:style-name="T14">W </text:span><text:span text:style-name="T12">pierwszym etapie program pobiera dane z pliku wejściowego programu. Odczytywany jest analizowany przedmiot oraz <text:s/>imię i nazwisko studenta. <text:s/>Następnie za pomocą </text:span><text:span text:style-name="T25">Named Queries</text:span><text:span text:style-name="T12"> </text:span><text:span text:style-name="T16">osadzonych w obiektach entity pobierana jest ocena analizowanego studenta a także kolekcja ocen innych uczniów, które spełniają warunki zadania. </text:span><text:span text:style-name="T20">Aby posłużyć się </text:span><text:span text:style-name="T27">Named Queries</text:span><text:span text:style-name="T16"> </text:span><text:span text:style-name="T20">program tworzy obiekt typu </text:span><text:span text:style-name="T27">EntityManager</text:span><text:span text:style-name="T25"> </text:span><text:span text:style-name="T16"><text:s/></text:span><text:span text:style-name="T20">na podstawie </text:span><text:span text:style-name="T21">przekazanej</text:span><text:span text:style-name="T20"> nazwy kontekstu </text:span><text:span text:style-name="T27">myPersistence.</text:span><text:span text:style-name="T16"> Po pozyskaniu danych z bazy wyliczana jest mediana ocen na podstawie przekazanej kolekcji. </text:span><text:span text:style-name="T20">Wynik końcowy jest procentem z wyniku analizowanego studenta i mediany ocen dla konkretnego przedmiotu.</text:span></text:p>
      <text:p text:style-name="P24"><text:span text:style-name="T20"/></text:p>
      <text:p text:style-name="P24"><text:span text:style-name="T25">wynik = (ocena analizowanego studenta / mediana dla przedmiotu)*100-100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15:54:55.467000000</dc:date>
    <meta:editing-duration>PT2H26M29S</meta:editing-duration>
    <meta:editing-cycles>59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23" meta:word-count="306" meta:character-count="2583" meta:non-whitespace-character-count="2276"/>
  </office:meta>
</office:document-meta>
</file>